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82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98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53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5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39cm"/>
    </style:style>
    <style:style style:name="gr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3.498cm" svg:height="0.962cm" svg:x="0.3cm" svg:y="0.2cm">
          <draw:text-box>
            <text:p>Boucle de contrôle principale (50Hz) : 10.5 ms</text:p>
          </draw:text-box>
        </draw:frame>
        <draw:frame draw:style-name="gr2" draw:layer="layout" svg:width="9.667cm" svg:height="0.962cm" svg:x="1.733cm" svg:y="1.3cm">
          <draw:text-box>
            <text:p>Générateur de marche : 0.36 ms</text:p>
          </draw:text-box>
        </draw:frame>
        <draw:frame draw:style-name="gr3" draw:layer="layout" svg:width="11.217cm" svg:height="0.962cm" svg:x="1.823cm" svg:y="2.438cm">
          <draw:text-box>
            <text:p>Enregistrement des données : 1.6 ms </text:p>
          </draw:text-box>
        </draw:frame>
        <draw:frame draw:style-name="gr4" draw:layer="layout" svg:width="10.031cm" svg:height="0.962cm" svg:x="1.8cm" svg:y="3.538cm">
          <draw:text-box>
            <text:p>Évaluation de l'odométrie : 8.3 ms</text:p>
          </draw:text-box>
        </draw:frame>
        <draw:frame draw:style-name="gr5" draw:layer="layout" svg:width="11.648cm" svg:height="1.673cm" svg:x="3.089cm" svg:y="4.7cm">
          <draw:text-box>
            <text:p>Calculs modèle géométrique : 2.8 ms</text:p>
          </draw:text-box>
        </draw:frame>
        <draw:frame draw:style-name="gr6" draw:layer="layout" svg:width="7.716cm" svg:height="0.962cm" svg:x="3.061cm" svg:y="5.838cm">
          <draw:text-box>
            <text:p>Prédiction LWPR : 5.2 ms</text:p>
          </draw:text-box>
        </draw:frame>
        <draw:line draw:style-name="gr7" draw:text-style-name="P1" draw:layer="layout" svg:x1="0.752cm" svg:y1="1cm" svg:x2="0.747cm" svg:y2="6.6cm">
          <text:p/>
        </draw:line>
        <draw:line draw:style-name="gr7" draw:text-style-name="P1" draw:layer="layout" svg:x1="2.255cm" svg:y1="4.356cm" svg:x2="2.228cm" svg:y2="6.58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.72cm" fo:margin-left="1.1cm" fo:margin-right="1.01cm" fo:page-width="15cm" fo:page-height="7.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1T11:27:17.234164455</meta:creation-date>
    <dc:date>2017-08-31T14:21:32.686735207</dc:date>
    <meta:editing-duration>PT25M46S</meta:editing-duration>
    <meta:editing-cycles>9</meta:editing-cycles>
    <meta:generator>LibreOffice/4.3.3.2$Linux_X86_64 LibreOffice_project/430m0$Build-2</meta:generator>
    <meta:document-statistic meta:object-count="8"/>
  </office:meta>
</office:document-meta>
</file>